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  <style:text-properties style:text-underline-style="none"/>
    </style:style>
    <style:style style:name="P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text-underline-style="none"/>
    </style:style>
    <style:style style:name="P7" style:family="paragraph" style:parent-style-name="Standard">
      <style:paragraph-properties fo:margin-top="0.0835in" fo:margin-bottom="0in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3.9374in"/>
          <style:tab-stop style:position="4.5in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.1874in"/>
          <style:tab-stop style:position="2.25in" style:type="center"/>
          <style:tab-stop style:position="4.5in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0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font-style="italic" style:font-style-asian="italic" style:font-style-complex="italic"/>
    </style:style>
    <style:style style:name="P11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3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ffd320"/>
    </style:style>
    <style:style style:name="P14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style:text-underline-style="none"/>
    </style:style>
    <style:style style:name="P15" style:family="paragraph" style:parent-style-name="Standard">
      <style:paragraph-properties>
        <style:tab-stops>
          <style:tab-stop style:position="2.3335in"/>
          <style:tab-stop style:position="4.5583in" style:type="right"/>
        </style:tab-stops>
      </style:paragraph-properties>
      <style:text-properties style:font-name="Courier New"/>
    </style:style>
    <style:style style:name="P16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font-size="8pt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1.1874in"/>
          <style:tab-stop style:position="1.5626in"/>
          <style:tab-stop style:position="2.25in" style:type="center"/>
          <style:tab-stop style:position="4.5in" style:type="right"/>
        </style:tab-stops>
      </style:paragraph-properties>
      <style:text-properties fo:color="#000000" style:font-name="Courier New" fo:font-size="8pt" fo:font-weight="bold" style:font-size-asian="8pt" style:font-weight-asian="bold" style:font-size-complex="8pt"/>
    </style:style>
    <style:style style:name="P19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000000" style:font-name="Courier New" fo:font-size="8pt" fo:font-style="italic" style:text-underline-style="none" style:font-size-asian="8pt" style:font-style-asian="italic" style:font-size-complex="8pt" style:font-style-complex="italic"/>
    </style:style>
    <style:style style:name="P20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000000" style:font-name="Courier New" style:text-underline-style="none"/>
    </style:style>
    <style:style style:name="P21" style:family="paragraph" style:parent-style-name="Standard">
      <style:paragraph-properties>
        <style:tab-stops>
          <style:tab-stop style:position="1.1874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1.1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999999" style:font-name="Courier New" style:text-underline-style="solid" style:text-underline-width="auto" style:text-underline-color="#000000"/>
    </style:style>
    <style:style style:name="P24" style:family="paragraph" style:parent-style-name="Header">
      <style:paragraph-properties fo:break-before="column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25" style:family="paragraph" style:parent-style-name="Standard">
      <style:paragraph-properties fo:break-before="pag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6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27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8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9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30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ffffff" style:font-name="Courier New" fo:background-color="#9999cc"/>
    </style:style>
    <style:style style:name="P31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2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text-underline-style="solid" style:text-underline-width="auto" style:text-underline-color="font-color"/>
    </style:style>
    <style:style style:name="P33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4" style:family="paragraph" style:parent-style-name="Header">
      <style:paragraph-properties fo:padding="0.0201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5" style:family="paragraph" style:parent-style-name="Standard">
      <style:paragraph-properties fo:padding="0.0201in" fo:border-left="none" fo:border-right="none" fo:border-top="0.0138in solid #000000" fo:border-bottom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36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  <style:text-properties style:text-underline-style="solid" style:text-underline-width="auto" style:text-underline-color="font-color"/>
    </style:style>
    <style:style style:name="T1" style:family="text">
      <style:text-properties fo:font-size="6pt" style:font-size-asian="6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/>
    </style:style>
    <style:style style:name="T4" style:family="text">
      <style:text-properties style:font-name="Courier New" fo:background-color="#00ffff"/>
    </style:style>
    <style:style style:name="T5" style:family="text">
      <style:text-properties style:font-name="Courier New" fo:background-color="#00ff00"/>
    </style:style>
    <style:style style:name="T6" style:family="text">
      <style:text-properties style:font-name="Courier New" fo:background-color="#ffff00"/>
    </style:style>
    <style:style style:name="T7" style:family="text">
      <style:text-properties style:font-name="Courier New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Courier New" fo:font-size="9pt" style:font-size-asian="9pt" style:font-size-complex="9pt"/>
    </style:style>
    <style:style style:name="T9" style:family="text">
      <style:text-properties style:font-name="Courier New" fo:font-size="8pt" fo:font-style="italic" style:font-size-asian="8pt" style:font-style-asian="italic" style:font-size-complex="8pt" style:font-style-complex="italic"/>
    </style:style>
    <style:style style:name="T10" style:family="text">
      <style:text-properties style:font-name="Courier New" fo:background-color="#ffd320"/>
    </style:style>
    <style:style style:name="T11" style:family="text">
      <style:text-properties style:font-name="Courier New" style:text-underline-style="solid" style:text-underline-width="auto" style:text-underline-color="font-color"/>
    </style:style>
    <style:style style:name="T12" style:family="text">
      <style:text-properties style:font-name="Courier New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Courier New"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color="#ffffff" style:font-name="Courier New" fo:background-color="#000080"/>
    </style:style>
    <style:style style:name="T15" style:family="text">
      <style:text-properties fo:color="#ffffff" fo:background-color="#800000"/>
    </style:style>
    <style:style style:name="T16" style:family="text">
      <style:text-properties fo:color="#ffffff" fo:background-color="#9999cc"/>
    </style:style>
    <style:style style:name="T17" style:family="text">
      <style:text-properties fo:font-size="9pt" fo:font-style="italic" style:font-size-asian="9pt" style:font-style-asian="italic" style:font-size-complex="9pt" style:font-style-complex="italic"/>
    </style:style>
    <style:style style:name="T18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19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2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23" style:family="text">
      <style:text-properties fo:color="#000000"/>
    </style:style>
    <style:style style:name="T24" style:family="text">
      <style:text-properties fo:color="#000000" style:font-name="Courier New"/>
    </style:style>
    <style:style style:name="T25" style:family="text">
      <style:text-properties fo:color="#000000" style:font-name="Courier New" fo:background-color="#b3b300"/>
    </style:style>
    <style:style style:name="T26" style:family="text">
      <style:text-properties fo:color="#000000" style:font-name="Courier New" fo:background-color="#7da647"/>
    </style:style>
    <style:style style:name="T27" style:family="text">
      <style:text-properties fo:color="#000000" style:font-name="Courier New" fo:font-weight="bold" style:font-weight-asian="bold"/>
    </style:style>
    <style:style style:name="T28" style:family="text">
      <style:text-properties fo:color="#000000" style:font-name="Courier New" style:text-underline-style="solid" style:text-underline-width="auto" style:text-underline-color="font-color" fo:font-weight="bold" style:font-weight-asian="bold"/>
    </style:style>
    <style:style style:name="T29" style:family="text">
      <style:text-properties fo:color="#000000" style:font-name="Courier New" fo:font-size="8pt" fo:font-style="italic" style:font-size-asian="8pt" style:font-style-asian="italic" style:font-size-complex="8pt" style:font-style-complex="italic"/>
    </style:style>
    <style:style style:name="T30" style:family="text">
      <style:text-properties fo:color="#000000" style:font-name="Courier New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000000" fo:background-color="transparent"/>
    </style:style>
    <style:style style:name="T32" style:family="text">
      <style:text-properties fo:color="#000000" style:text-underline-style="solid" style:text-underline-width="auto" style:text-underline-color="font-color"/>
    </style:style>
    <style:style style:name="T33" style:family="text"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T34" style:family="text">
      <style:text-properties fo:color="#000000" fo:font-size="6pt" style:text-underline-style="none" style:font-size-asian="6pt" style:font-size-complex="6pt"/>
    </style:style>
    <style:style style:name="T35" style:family="text">
      <style:text-properties fo:color="#000000" fo:background-color="#ffd320"/>
    </style:style>
    <style:style style:name="T36" style:family="text">
      <style:text-properties fo:color="#000000" style:text-underline-style="none"/>
    </style:style>
    <style:style style:name="T37" style:family="text">
      <style:text-properties fo:color="#000000" style:text-underline-style="solid" style:text-underline-width="auto" style:text-underline-color="#000000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font-name="Times New Roman" style:text-underline-style="solid" style:text-underline-width="auto" style:text-underline-color="font-color"/>
    </style:style>
    <style:style style:name="T40" style:family="text">
      <style:text-properties style:font-name="Times New Roman" fo:font-size="8pt" style:text-underline-style="solid" style:text-underline-width="auto" style:text-underline-color="font-color" style:font-size-asian="8pt" style:font-size-complex="8pt"/>
    </style:style>
    <style:style style:name="T4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font-size="8pt" style:text-underline-style="none" style:font-size-asian="8pt" style:font-size-complex="8pt"/>
    </style:style>
    <style:style style:name="T44" style:family="text">
      <style:text-properties fo:font-size="8pt" fo:font-style="italic" style:font-size-asian="8pt" style:font-style-asian="italic" style:font-size-complex="8pt" style:font-style-complex="italic"/>
    </style:style>
    <style:style style:name="T45" style:family="text">
      <style:text-properties style:text-underline-style="none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fo:color="#999999"/>
    </style:style>
    <style:style style:name="T50" style:family="text">
      <style:text-properties fo:color="#999999" style:font-name="Courier New" style:text-underline-style="solid" style:text-underline-width="auto" style:text-underline-color="#000000"/>
    </style:style>
    <style:style style:name="T51" style:family="text">
      <style:text-properties fo:color="#999999" style:font-name="Courier New" style:text-underline-style="solid" style:text-underline-width="auto" style:text-underline-color="#000000" fo:font-weight="bold" style:font-weight-asian="bold"/>
    </style:style>
    <style:style style:name="T52" style:family="text">
      <style:text-properties fo:color="#999999" style:font-name="Times New Roman" style:text-underline-style="solid" style:text-underline-width="auto" style:text-underline-color="#000000"/>
    </style:style>
    <style:style style:name="T53" style:family="text">
      <style:text-properties fo:color="#999999" style:text-underline-style="solid" style:text-underline-width="auto" style:text-underline-color="font-color"/>
    </style:style>
    <style:style style:name="T54" style:family="text">
      <style:text-properties fo:color="#999999" style:text-underline-style="solid" style:text-underline-width="auto" style:text-underline-color="#000000"/>
    </style:style>
    <style:style style:name="T55" style:family="text">
      <style:text-properties fo:color="#999999"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">__________________</text:p>
      <text:p text:style-name="P5">Warrior (Stock)</text:p>
      <text:p text:style-name="P2">by <text:span text:style-name="T38">Jace</text:span> on <text:span text:style-name="T38">02/17/2011</text:span></text:p>
      <text:p text:style-name="P7"><text:s text:c="7"/><text:span text:style-name="T1">Portrait<text:tab/> <text:s/>Team Identity </text:span></text:p>
      <text:p text:style-name="P22">Race:.<text:span text:style-name="T38">Human<text:tab/></text:span> Sex: <text:span text:style-name="T38"><text:s/></text:span><text:span text:style-name="T32">M </text:span><text:span text:style-name="T23"><text:s text:c="2"/>Points: </text:span><text:span text:style-name="T52">32</text:span><text:span text:style-name="T23"> / </text:span><text:span text:style-name="T32">32</text:span><text:span text:style-name="T23"> <text:s/>1:____ 2:____ 3:____ 4:____ 5:____</text:span></text:p>
      <text:p text:style-name="P18"><text:s text:c="3"/>(Base)Nat/ Adj /Alt</text:p>
      <text:p text:style-name="P21"><text:span text:style-name="T3">ST:(</text:span><text:span text:style-name="T12">8 </text:span><text:span text:style-name="T3">)</text:span><text:span text:style-name="T51">12 </text:span><text:span text:style-name="T2">/</text:span><text:span text:style-name="T50">12 </text:span><text:span text:style-name="T2"><text:tab/><text:tab/>Hits:_____________ Fat:______SB:___</text:span></text:p>
      <text:p text:style-name="P21"><text:span text:style-name="T3">DX:(</text:span><text:span text:style-name="T12">8 </text:span><text:span text:style-name="T3">)</text:span><text:span text:style-name="T51">10 </text:span><text:span text:style-name="T2">/</text:span><text:span text:style-name="T11"> </text:span><text:span text:style-name="T50">9 </text:span><text:span text:style-name="T2">/</text:span><text:span text:style-name="T50">10 </text:span><text:span text:style-name="T2"><text:tab/>XP:_____________________ Needed:</text:span><text:span text:style-name="T50">125</text:span></text:p>
      <text:p text:style-name="P21"><text:span text:style-name="T3">IQ:(</text:span><text:span text:style-name="T12">8 </text:span><text:span text:style-name="T3">)</text:span><text:span text:style-name="T51">10 </text:span><text:span text:style-name="T2">/</text:span><text:span text:style-name="T50">10 </text:span><text:span text:style-name="T2"><text:tab/><text:tab/>___________________________________</text:span></text:p>
      <text:p text:style-name="P21"><text:span text:style-name="T27">MA:(</text:span><text:span text:style-name="T28">10</text:span><text:span text:style-name="T27">)</text:span><text:span text:style-name="T51">11 </text:span><text:span text:style-name="T24">/</text:span><text:span text:style-name="T50">12 </text:span><text:span text:style-name="T24"><text:tab/></text:span><text:span text:style-name="T29">1 hex for ment</text:span><text:span text:style-name="T9">al abilities; 1/2 MA for other actions</text:span></text:p>
      <text:p text:style-name="P8"><text:span text:style-name="T3">Native Abilities</text:span><text:span text:style-name="T2">:</text:span><text:span text:style-name="T11"> <text:s text:c="3"/>N/A <text:s text:c="30"/></text:span></text:p>
      <text:p text:style-name="P13">Wt ST DCl Dam # Weapon/Missile <text:s text:c="13"/>Special Loc</text:p>
      <text:p text:style-name="P11">In action phase, roll 3d6 vs Dx to hit, then roll Dam.</text:p>
      <text:p text:style-name="P9"><text:span text:style-name="T39">2.5</text:span> <text:span text:style-name="T38">12</text:span> <text:span text:style-name="T38"><text:s/>7 </text:span><text:s/><text:span text:style-name="T38">2d6</text:span> <text:span text:style-name="T48">1</text:span> <text:span text:style-name="T38">Broadsword <text:s text:c="15"/></text:span><text:span text:style-name="T45"><text:s/></text:span>_______<text:span text:style-name="T23">_ </text:span><text:span text:style-name="T32">HLD</text:span></text:p>
      <text:p text:style-name="P9"><text:span text:style-name="T32">.2</text:span><text:span text:style-name="T23"> __ </text:span><text:span text:style-name="T32">3.5</text:span><text:span text:style-name="T23"> </text:span><text:span text:style-name="T32"><text:s/>d6</text:span><text:span text:style-name="T23"> </text:span><text:span text:style-name="T32">2</text:span><text:span text:style-name="T23"> </text:span><text:span text:style-name="T32">Dirk <text:s text:c="21"/></text:span><text:span text:style-name="T23"><text:s/></text:span><text:span text:style-name="T33">Dx+1 Thrown</text:span><text:span text:style-name="T23"> </text:span><text:span text:style-name="T32">B1</text:span></text:p>
      <text:p text:style-name="P20">__ __ ___ ___ _ ___________________________ _______ ___</text:p>
      <text:p text:style-name="P20">__ __ ___ ___ _ ___________________________ _______ ___</text:p>
      <text:p text:style-name="P14"><text:span text:style-name="T35">Wt # Weapon Poison <text:s/>Applied </text:span><text:span text:style-name="T23"><text:tab/></text:span><text:span text:style-name="T35">Wt # Grenade <text:s/>Damage <text:s/>Loc</text:span></text:p>
      <text:p text:style-name="P19">May be applied before entering room<text:tab/>Contact: one enemy, two rounds</text:p>
      <text:p text:style-name="P19">Poison is used up on first hit<text:tab/>Gas: target &amp; surrounding hexes</text:p>
      <text:p text:style-name="P23"><text:span text:style-name="T36">__</text:span><text:span text:style-name="T45"> </text:span>1<text:span text:style-name="T45"> </text:span>+d6 poison <text:s text:c="3"/><text:span text:style-name="T45"><text:s/></text:span><text:span text:style-name="T36">________</text:span><text:span text:style-name="T45"><text:tab/></text:span><text:span text:style-name="T36">__</text:span><text:span text:style-name="T45"> </text:span>1<text:span text:style-name="T45"> </text:span>Contact <text:span text:style-name="T45"><text:s/></text:span>d8 &amp; d4<text:span text:style-name="T45"> </text:span>B2 </text:p>
      <text:p text:style-name="P23"><text:span text:style-name="T36">__</text:span><text:span text:style-name="T45"> </text:span>1<text:span text:style-name="T45"> </text:span>+d6 poison <text:s text:c="3"/><text:span text:style-name="T45"><text:s/></text:span><text:span text:style-name="T36">________</text:span><text:span text:style-name="T45"><text:tab/></text:span><text:span text:style-name="T36">__</text:span><text:span text:style-name="T45"> </text:span>1<text:span text:style-name="T45"> </text:span>Gas <text:s text:c="4"/><text:span text:style-name="T45"><text:s/></text:span>d8 &amp; d4<text:span text:style-name="T45"> </text:span>B3 </text:p>
      <text:p text:style-name="P20">__ _ ______________ ________<text:tab/>__ _ ________ _______ ___</text:p>
      <text:p text:style-name="P17"><text:span text:style-name="T10">Wt DX Hit MA <text:s/>Armor/Shld Loc</text:span><text:span text:style-name="T2"><text:tab/></text:span><text:span text:style-name="T10">Wt Mundane Item <text:s text:c="6"/>Loc</text:span></text:p>
      <text:p text:style-name="P9"><text:span text:style-name="T20">__ __ </text:span><text:span text:style-name="T21">+1</text:span><text:span text:style-name="T20">_ </text:span><text:span text:style-name="T21">+1 </text:span><text:span text:style-name="T20"><text:s/></text:span><text:span text:style-name="T21">Phys. Fit.</text:span><text:span text:style-name="T20"> ___</text:span><text:tab/><text:span text:style-name="T38">.5</text:span> <text:span text:style-name="T38">Adventurer's Belt </text:span><text:s/><text:span text:style-name="T38">WRN</text:span></text:p>
      <text:p text:style-name="P9"><text:span text:style-name="T38">10</text:span> <text:span text:style-name="T38">-1</text:span> <text:span text:style-name="T38">+1</text:span>_ ___ <text:span text:style-name="T38">Lrg Shield</text:span> ___<text:tab/><text:span text:style-name="T38">2 </text:span><text:s/><text:span text:style-name="T38">Backpack <text:s text:c="9"/></text:span><text:s/><text:span text:style-name="T38">WRN</text:span></text:p>
      <text:p text:style-name="P9">__ __ <text:span text:style-name="T47">+1*</text:span><text:span text:style-name="T46"> ___ </text:span><text:span text:style-name="T47">Backpack <text:s/></text:span><text:s/><text:span text:style-name="T38"><text:s text:c="3"/></text:span><text:tab/><text:span text:style-name="T38">3 </text:span><text:s/><text:span text:style-name="T38">Labyrinth Kit <text:s text:c="4"/></text:span><text:s/><text:span text:style-name="T38"><text:s/>BP</text:span></text:p>
      <text:p text:style-name="P9">__ __ ___ ___ __________ ___<text:tab/>__ __________________ ___</text:p>
      <text:p text:style-name="P12">IIQ Ability <text:s text:c="7"/>Fat Roll Details <text:s text:c="19"/></text:p>
      <text:p text:style-name="P9"><text:span text:style-name="T17">Note Ability Details as IIQ changes. </text:span><text:tab/></text:p>
      <text:p text:style-name="P9"><text:span text:style-name="T38"><text:s/>2 </text:span><text:s/><text:span text:style-name="T38">Sword <text:s text:c="8"/></text:span><text:s/>___ ____ <text:span text:style-name="T41">Able to wield 1&amp;2-handed swords. </text:span></text:p>
      <text:p text:style-name="P9"><text:span text:style-name="T38"><text:s/>2 </text:span><text:s/><text:span text:style-name="T38">Leadership <text:s text:c="3"/></text:span><text:s/>___ ____ <text:span text:style-name="T41">Add 2 to initiative roll <text:s text:c="8"/></text:span></text:p>
      <text:p text:style-name="P9"><text:span text:style-name="T38"><text:s/>2 </text:span><text:s/><text:span text:style-name="T38">Armor <text:s text:c="8"/></text:span><text:s/>___ ____ <text:span text:style-name="T41">Create/repair armor; skin dragons</text:span></text:p>
      <text:p text:style-name="P9"><text:span text:style-name="T38"><text:s/>2 </text:span><text:s/><text:span text:style-name="T38">Phys. Fitness </text:span><text:s/>___ ____ <text:span text:style-name="T41">-1 Damage;+1 MA;Climb rope 1m/turn</text:span>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31"><text:span text:style-name="T16">Languages:</text:span><text:span text:style-name="T31">_____________________________________________</text:span></text:p>
      <text:p text:style-name="P31"><text:s text:c="2"/>* only when hit from a rear hex</text:p>
      <text:p text:style-name="P32"/>
      <text:p text:style-name="P4">__________________</text:p>
      <text:p text:style-name="P6">Archer (Stock)</text:p>
      <text:p text:style-name="P2">by <text:span text:style-name="T38">Jace</text:span> on <text:span text:style-name="T38">02/17/2011</text:span></text:p>
      <text:p text:style-name="P7"><text:s text:c="7"/><text:span text:style-name="T1">Portrait<text:tab/> <text:s/>Team Identity </text:span></text:p>
      <text:p text:style-name="P21">Race:<text:span text:style-name="T38"> Halfli</text:span><text:span text:style-name="T32">ng</text:span><text:span text:style-name="T23">__ Sex: M <text:s/>Points: </text:span><text:span text:style-name="T50">30</text:span><text:span text:style-name="T23"> / </text:span><text:span text:style-name="T32">30 </text:span><text:span text:style-name="T23"><text:s text:c="2"/>1:_____ 2:_____ 3:____ 4:____ 5:____</text:span></text:p>
      <text:p text:style-name="P18"><text:s text:c="3"/>(Base)Nat/ Adj /Alt</text:p>
      <text:p text:style-name="P21"><text:span text:style-name="T3">ST:(</text:span><text:span text:style-name="T12">8 </text:span><text:span text:style-name="T3">)</text:span><text:span text:style-name="T51">10 </text:span><text:span text:style-name="T2">/</text:span><text:span text:style-name="T50">10 </text:span><text:span text:style-name="T2"><text:tab/><text:tab/>Hits:__________ Fat:_________SB:___</text:span></text:p>
      <text:p text:style-name="P21"><text:span text:style-name="T3">DX:(</text:span><text:span text:style-name="T12">8 </text:span><text:span text:style-name="T3">)</text:span><text:span text:style-name="T51">12 </text:span><text:span text:style-name="T2">/</text:span><text:span text:style-name="T50">11 </text:span><text:span text:style-name="T2">/</text:span><text:span text:style-name="T50">15 </text:span><text:span text:style-name="T2"><text:tab/>XP:_____________________ Needed:</text:span><text:span text:style-name="T50">125</text:span></text:p>
      <text:p text:style-name="P21"><text:span text:style-name="T3">IQ:(</text:span><text:span text:style-name="T12">8 </text:span><text:span text:style-name="T3">)</text:span><text:span text:style-name="T12"> </text:span><text:span text:style-name="T51">8 </text:span><text:span text:style-name="T2">/</text:span><text:span text:style-name="T50"> 8 </text:span><text:span text:style-name="T2"><text:tab/><text:tab/>___________________________________</text:span></text:p>
      <text:p text:style-name="P21"><text:span text:style-name="T3">MA:(</text:span><text:span text:style-name="T12">10</text:span><text:span text:style-name="T3">)</text:span><text:span text:style-name="T51">10 </text:span><text:span text:style-name="T2">/</text:span><text:span text:style-name="T50">10 </text:span><text:span text:style-name="T2"><text:tab/></text:span><text:span text:style-name="T9">1 hex for mental abilities; 1/2 MA for other actions</text:span></text:p>
      <text:p text:style-name="P8"><text:span text:style-name="T27">Native Abilities</text:span><text:span text:style-name="T24">:</text:span><text:span text:style-name="T30">D</text:span><text:span text:style-name="T13">x+3/Dam+1 w/ missile weapons</text:span><text:span text:style-name="T2">__________</text:span></text:p>
      <text:p text:style-name="P13">Wt ST DCl Dam # Weapon/Missile <text:s text:c="13"/>Special Loc</text:p>
      <text:p text:style-name="P11">In action phase, roll 3d6 vs Dx to hit, then roll Dam.</text:p>
      <text:p text:style-name="P9"><text:span text:style-name="T38">2 </text:span><text:s/><text:span text:style-name="T38">10</text:span> <text:span text:style-name="T38">3.5</text:span> <text:span text:style-name="T38">d6+1</text:span>_ <text:span text:style-name="T38">Horse Bow</text:span><text:span text:style-name="T32"> <text:s text:c="17"/></text:span><text:span text:style-name="T23"><text:s/>_______ </text:span><text:span text:style-name="T32">HLD</text:span></text:p>
      <text:p text:style-name="P9"><text:span text:style-name="T23">__ __ ___ ___ </text:span><text:span text:style-name="T33">20</text:span><text:span text:style-name="T34"> </text:span><text:span text:style-name="T32"><text:s text:c="2"/>Piercing Arrows <text:s text:c="9"/></text:span><text:s/>_______ ___</text:p>
      <text:p text:style-name="P9">__ __ ___ ___ _ ___________________________ _______ ___</text:p>
      <text:p text:style-name="P17"><text:span text:style-name="T10">Wt DX Hit MA <text:s/>Armor/Shld Loc</text:span><text:span text:style-name="T2"><text:tab/></text:span><text:span text:style-name="T10">Wt Mundane Item <text:s text:c="6"/>Loc</text:span></text:p>
      <text:p text:style-name="P9"><text:span text:style-name="T21"><text:s/>7</text:span><text:span text:style-name="T20"> </text:span><text:span text:style-name="T21">-1</text:span><text:span text:style-name="T20"> </text:span><text:span text:style-name="T21"><text:s/>+1</text:span><text:span text:style-name="T20"> ___ </text:span><text:span text:style-name="T18">Cloth Armor</text:span><text:span text:style-name="T19"> _</text:span><text:span text:style-name="T22">__</text:span><text:tab/><text:span text:style-name="T38">.5</text:span> <text:span text:style-name="T38">Adventurer's Belt </text:span><text:s/><text:span text:style-name="T38">WRN</text:span></text:p>
      <text:p text:style-name="P9">__ __ ___ ___ __________ ___<text:tab/>__ __________________ ___</text:p>
      <text:p text:style-name="P9">__ __ ___ ___ __________ ___<text:tab/>__ __________________ ___</text:p>
      <text:p text:style-name="P9">__ __ ___ ___ __________ ___<text:tab/>__ __________________ ___</text:p>
      <text:p text:style-name="P12">IIQ Ability <text:s text:c="7"/>Fat Roll Details <text:s text:c="19"/></text:p>
      <text:p text:style-name="P9"><text:span text:style-name="T17">Note Ability Details as IIQ changes. </text:span><text:tab/></text:p>
      <text:p text:style-name="P9"><text:span text:style-name="T38"><text:s/>2 </text:span><text:s/><text:span text:style-name="T38">Drawn Bows <text:s text:c="3"/></text:span><text:s/>___ ____ <text:span text:style-name="T38">Dx+1 with drawn bows <text:s text:c="6"/></text:span></text:p>
      <text:p text:style-name="P9"><text:span text:style-name="T38"><text:s/>2 </text:span><text:s/><text:span text:style-name="T38">Animal Handler</text:span> ___ ____ ___________________________</text:p>
      <text:p text:style-name="P15"><text:span text:style-name="T38"><text:s/>2 </text:span><text:s/><text:span text:style-name="T38">Stealth <text:s text:c="6"/></text:span><text:s/>___ ____ <text:span text:style-name="T41">one less die to notice anything<text:tab/></text:span></text:p>
      <text:p text:style-name="P15"><text:span text:style-name="T43"><text:tab/></text:span><text:span text:style-name="T41">pick locks with Pick-vs-IQ roll<text:tab/></text:span></text:p>
      <text:p text:style-name="P15"><text:span text:style-name="T43"><text:tab/></text:span><text:span text:style-name="T41">two less dice to detect traps<text:tab/></text:span></text:p>
      <text:p text:style-name="P15"><text:span text:style-name="T43"><text:tab/></text:span><text:span text:style-name="T41">one less die to avoid traps<text:tab/></text:span></text:p>
      <text:p text:style-name="P15"><text:span text:style-name="T43"><text:tab/></text:span><text:span text:style-name="T41">4vIQ to see through invisibility<text:tab/></text:span>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9">___ ______________ ___ ____ ___________________________</text:p>
      <text:p text:style-name="P30">Languages:<text:span text:style-name="T31">_____________________________________________</text:span></text:p>
      <text:p text:style-name="P17"><text:span text:style-name="T25">Pet <text:s text:c="3"/>St Dx IQ <text:s/>MA <text:s/>Ht Dam Hits <text:s/>Fat Cost XP <text:s text:c="6"/>Nxt</text:span><text:span text:style-name="T4"> </text:span><text:span text:style-name="T2"><text:s text:c="3"/></text:span></text:p>
      <text:p text:style-name="P10">This section for use with Animal Handler ability only.</text:p>
      <text:p text:style-name="P9"><text:span text:style-name="T38">Raven </text:span><text:s/><text:span text:style-name="T54"><text:s/>2</text:span><text:span text:style-name="T55"> </text:span><text:span text:style-name="T54">14</text:span><text:span text:style-name="T55"> </text:span><text:span text:style-name="T37"><text:s/>6</text:span> <text:span text:style-name="T38">4/14</text:span> <text:span text:style-name="T38"><text:s/>0</text:span> <text:span text:style-name="T41">d4-1</text:span><text:span text:style-name="T42"> </text:span>____ ____<text:span text:style-name="T42"> </text:span><text:span text:style-name="T41">$20</text:span><text:span text:style-name="T40">/wk</text:span><text:span text:style-name="T42"> </text:span>________ <text:span text:style-name="T54">100</text:span></text:p>
      <text:p text:style-name="P9"><text:s text:c="7"/><text:span text:style-name="T44">small size puts attacker at Dx-6 when in flight</text:span></text:p>
      <text:p text:style-name="P16"/>
      <text:p text:style-name="P9">______ __ __ __ ____ __ ___ ____ ____ ____ ________ ___</text:p>
      <text:p text:style-name="P9"/>
      <text:p text:style-name="P25"/>
      <text:p text:style-name="P26">Wt Item IIQ Ability <text:s text:c="11"/>Doses Used/Lang Value Loc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35"><text:span text:style-name="T5">Jewels</text:span><text:span text:style-name="T2">____ </text:span><text:span text:style-name="T7">d20*10</text:span><text:span text:style-name="T2"> </text:span><text:span text:style-name="T26">Notes:</text:span><text:span text:style-name="T2">_______________________________</text:span></text:p>
      <text:p text:style-name="P28"><text:span text:style-name="T6">Bars__</text:span><text:span text:style-name="T2">____ </text:span><text:span text:style-name="T7">100:1</text:span><text:span text:style-name="T2"> <text:s/>_____________________________________</text:span></text:p>
      <text:p text:style-name="P28"><text:span text:style-name="T6">Gold__</text:span><text:span text:style-name="T2">____ </text:span><text:span text:style-name="T8"><text:s/></text:span><text:span text:style-name="T7">10:1</text:span><text:span text:style-name="T8"> </text:span><text:span text:style-name="T2"><text:s/>_____________________________________</text:span></text:p>
      <text:p text:style-name="P28"><text:span text:style-name="T4">Silver</text:span><text:span text:style-name="T2">____ </text:span><text:span text:style-name="T8"><text:s text:c="2"/></text:span><text:span text:style-name="T7">1:1</text:span><text:span text:style-name="T8"> </text:span><text:span text:style-name="T2"><text:s/>_____________________________________</text:span></text:p>
      <text:p text:style-name="P29"><text:span text:style-name="T14">Copper</text:span><text:span text:style-name="T2">____ </text:span><text:span text:style-name="T8"><text:s text:c="2"/></text:span><text:span text:style-name="T7">1:10</text:span><text:span text:style-name="T2"> _____________________________________</text:span></text:p>
      <text:p text:style-name="P34"><text:span text:style-name="T15">Bank</text:span><text:span text:style-name="T38"> <text:s text:c="3"/></text:span><text:span text:style-name="T53">80</text:span> <text:span text:style-name="T17">Silver</text:span> _____________________________________</text:p>
      <text:p text:style-name="P24"/>
      <text:p text:style-name="P26">Wt Item IIQ Ability <text:s text:c="11"/>Doses Used/Lang Value Loc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27">__ ____ ___ __________________ _____ _________ $____ ___</text:p>
      <text:p text:style-name="P35"><text:span text:style-name="T5">Jewels</text:span><text:span text:style-name="T2">____ </text:span><text:span text:style-name="T7">d20*10</text:span><text:span text:style-name="T2"> </text:span><text:span text:style-name="T26">Notes:</text:span><text:span text:style-name="T2">_______________________________</text:span></text:p>
      <text:p text:style-name="P28"><text:span text:style-name="T6">Bars__</text:span><text:span text:style-name="T2">____ </text:span><text:span text:style-name="T7">100:1</text:span><text:span text:style-name="T2"> <text:s/>_____________________________________</text:span></text:p>
      <text:p text:style-name="P28"><text:span text:style-name="T6">Gold__</text:span><text:span text:style-name="T2">____ </text:span><text:span text:style-name="T8"><text:s/></text:span><text:span text:style-name="T7">10:1</text:span><text:span text:style-name="T8"> </text:span><text:span text:style-name="T2"><text:s/>_____________________________________</text:span></text:p>
      <text:p text:style-name="P28"><text:span text:style-name="T4">Silver</text:span><text:span text:style-name="T2">____ </text:span><text:span text:style-name="T8"><text:s text:c="2"/></text:span><text:span text:style-name="T7">1:1</text:span><text:span text:style-name="T8"> </text:span><text:span text:style-name="T2"><text:s/>_____________________________________</text:span></text:p>
      <text:p text:style-name="P29"><text:span text:style-name="T14">Copper</text:span><text:span text:style-name="T2">____ </text:span><text:span text:style-name="T8"><text:s text:c="2"/></text:span><text:span text:style-name="T7">1:10</text:span><text:span text:style-name="T2"> _____________________________________</text:span></text:p>
      <text:p text:style-name="P33"><text:span text:style-name="T15">Bank</text:span>___ <text:span text:style-name="T49">44</text:span> <text:span text:style-name="T17">Silver</text:span> 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page-layout style:name="Mpm1">
      <style:page-layout-properties fo:page-width="11in" fo:page-height="8.5in" style:num-format="1" style:print-orientation="landscape" fo:margin-top="0.5in" fo:margin-bottom="0.4in" fo:margin-left="0.5in" fo:margin-right="0.55in" style:writing-mode="lr-tb" style:layout-grid-color="#c0c0c0" style:layout-grid-lines="29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3.0 Stock<text:tab/><text:tab/>Version 3.0 Stock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		Sex:__ Birthday:__/__ /__</dc:title>
    <meta:initial-creator>The Rice Family</meta:initial-creator>
    <meta:creation-date>2003-01-18T15:49:00</meta:creation-date>
    <dc:creator>Rini Roscoe</dc:creator>
    <dc:date>2011-02-20T19:47:31.23</dc:date>
    <meta:printed-by>Carol Roscoe</meta:printed-by>
    <meta:print-date>2009-01-06T10:30:21.34</meta:print-date>
    <dc:language>en-US</dc:language>
    <meta:editing-cycles>25</meta:editing-cycles>
    <meta:editing-duration>P1DT21H37M48S</meta:editing-duration>
    <meta:document-statistic meta:table-count="0" meta:image-count="0" meta:object-count="0" meta:page-count="2" meta:paragraph-count="193" meta:word-count="1388" meta:character-count="10290"/>
    <meta:user-defined meta:name="Info 1"/>
    <meta:user-defined meta:name="Info 2"/>
    <meta:user-defined meta:name="Info 3"/>
    <meta:user-defined meta:name="Info 4"/>
  </office:meta>
</office:document-meta>
</file>